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細明體" svg:font-family="細明體" style:font-family-generic="modern" style:font-pitch="fixed" svg:panose-1="2 2 5 9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新細明體" svg:font-family="新細明體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Default" style:master-page-name="MP0" style:family="paragraph">
      <style:paragraph-properties fo:break-before="page" fo:text-align="center"/>
      <style:text-properties style:font-name-complex="Times New Roman" fo:font-size="16pt" style:font-size-asian="16pt" style:font-size-complex="16pt"/>
    </style:style>
    <style:style style:name="P2" style:parent-style-name="Default" style:family="paragraph">
      <style:paragraph-properties fo:text-align="end"/>
      <style:text-properties style:font-name-complex="Times New Roman" fo:font-size="10pt" style:font-size-asian="10pt" style:font-size-complex="10pt"/>
    </style:style>
    <style:style style:name="P3" style:parent-style-name="Default" style:family="paragraph">
      <style:paragraph-properties fo:text-align="end"/>
      <style:text-properties style:font-name-complex="Times New Roman" fo:font-size="10pt" style:font-size-asian="10pt" style:font-size-complex="10pt"/>
    </style:style>
    <style:style style:name="P4" style:parent-style-name="Default" style:family="paragraph">
      <style:paragraph-properties fo:text-align="end"/>
      <style:text-properties fo:font-size="10pt" style:font-size-asian="10pt" style:font-size-complex="10pt"/>
    </style:style>
    <style:style style:name="P5" style:parent-style-name="Default" style:family="paragraph">
      <style:paragraph-properties fo:text-align="end"/>
      <style:text-properties style:font-name-complex="Times New Roman" fo:font-size="10pt" style:font-size-asian="10pt" style:font-size-complex="10pt"/>
    </style:style>
    <style:style style:name="P6" style:parent-style-name="Default" style:family="paragraph">
      <style:text-properties style:font-name-complex="Times New Roman"/>
    </style:style>
    <style:style style:name="P7" style:parent-style-name="Default" style:family="paragraph">
      <style:text-properties style:font-name-complex="Times New Roman"/>
    </style:style>
    <style:style style:name="P8" style:parent-style-name="Default" style:family="paragraph">
      <style:paragraph-properties fo:margin-left="0.6597in" fo:text-indent="-0.6597in">
        <style:tab-stops/>
      </style:paragraph-properties>
    </style:style>
    <style:style style:name="T9" style:parent-style-name="預設段落字型" style:family="text">
      <style:text-properties style:font-name-complex="Times New Roman"/>
    </style:style>
    <style:style style:name="T10" style:parent-style-name="預設段落字型" style:family="text">
      <style:text-properties style:font-name-complex="Times New Roman"/>
    </style:style>
    <style:style style:name="T11" style:parent-style-name="預設段落字型" style:family="text">
      <style:text-properties style:font-name-complex="Times New Roman"/>
    </style:style>
    <style:style style:name="T12" style:parent-style-name="預設段落字型" style:family="text">
      <style:text-properties style:font-name-complex="Times New Roman"/>
    </style:style>
    <style:style style:name="T13" style:parent-style-name="預設段落字型" style:family="text">
      <style:text-properties style:font-name-complex="Times New Roman"/>
    </style:style>
    <style:style style:name="T14" style:parent-style-name="預設段落字型" style:family="text">
      <style:text-properties style:font-name-complex="Times New Roman"/>
    </style:style>
    <style:style style:name="T15" style:parent-style-name="預設段落字型" style:family="text">
      <style:text-properties style:font-name-complex="Times New Roman"/>
    </style:style>
    <style:style style:name="T16" style:parent-style-name="預設段落字型" style:family="text">
      <style:text-properties style:font-name-complex="Times New Roman"/>
    </style:style>
    <style:style style:name="T17" style:parent-style-name="預設段落字型" style:family="text">
      <style:text-properties style:font-name-complex="Times New Roman"/>
    </style:style>
    <style:style style:name="T18" style:parent-style-name="預設段落字型" style:family="text">
      <style:text-properties style:font-name-complex="Times New Roman"/>
    </style:style>
    <style:style style:name="T19" style:parent-style-name="預設段落字型" style:family="text">
      <style:text-properties style:font-name-complex="Times New Roman"/>
    </style:style>
    <style:style style:name="T20" style:parent-style-name="預設段落字型" style:family="text">
      <style:text-properties style:font-name-complex="Times New Roman"/>
    </style:style>
    <style:style style:name="T21" style:parent-style-name="預設段落字型" style:family="text">
      <style:text-properties style:font-name-complex="Times New Roman"/>
    </style:style>
    <style:style style:name="T22" style:parent-style-name="預設段落字型" style:family="text">
      <style:text-properties style:font-name-complex="Times New Roman"/>
    </style:style>
    <style:style style:name="T23" style:parent-style-name="預設段落字型" style:family="text">
      <style:text-properties style:font-name-complex="Times New Roman"/>
    </style:style>
    <style:style style:name="P24" style:parent-style-name="Default" style:family="paragraph">
      <style:text-properties style:font-name-complex="Times New Roman"/>
    </style:style>
    <style:style style:name="P25" style:parent-style-name="Default" style:family="paragraph">
      <style:text-properties style:font-name-complex="Times New Roman"/>
    </style:style>
    <style:style style:name="P26" style:parent-style-name="Default" style:family="paragraph">
      <style:text-properties style:font-name-complex="Times New Roman"/>
    </style:style>
    <style:style style:name="P27" style:parent-style-name="Default" style:family="paragraph">
      <style:text-properties style:font-name-complex="Times New Roman"/>
    </style:style>
    <style:style style:name="P28" style:parent-style-name="Default" style:family="paragraph">
      <style:text-properties style:font-name-complex="Times New Roman"/>
    </style:style>
    <style:style style:name="P29" style:parent-style-name="Default" style:family="paragraph">
      <style:text-properties style:font-name-complex="Times New Roman"/>
    </style:style>
    <style:style style:name="P30" style:parent-style-name="Default" style:family="paragraph">
      <style:text-properties style:font-name-complex="Times New Roman"/>
    </style:style>
    <style:style style:name="P31" style:parent-style-name="Default" style:family="paragraph">
      <style:text-properties style:font-name-complex="Times New Roman"/>
    </style:style>
    <style:style style:name="P32" style:parent-style-name="內文" style:family="paragraph">
      <style:text-properties style:font-name="標楷體" style:font-name-asian="標楷體" fo:font-size="12pt" style:font-size-asian="12pt" style:font-size-complex="12pt"/>
    </style:style>
  </office:automatic-styles>
  <office:body>
    <office:text text:use-soft-page-breaks="true">
      <text:p text:style-name="P1">東吳大學服務學習推動委員會組織及運作辦法</text:p>
      <text:p text:style-name="P2">101年6月20日第15次行政會議通過</text:p>
      <text:p text:style-name="P3">101年10月8日行政會議修正通過</text:p>
      <text:p text:style-name="P4">104年11月9日行政會議修正通過</text:p>
      <text:p text:style-name="P5">106年9月25日行政會議修正通過</text:p>
      <text:p text:style-name="P6">第一條<text:s/><text:s/>本校為確保服務學習順利運作，依東吳大學服務學習實施辦法第三條，</text:p>
      <text:p text:style-name="P7"><text:s text:c="8"/>特設東吳大學服務學習推動委員會（以下簡稱本委員會）。</text:p>
      <text:p text:style-name="P8"><text:span text:style-name="T9">第二條</text:span><text:span text:style-name="T10"><text:s text:c="2"/></text:span><text:span text:style-name="T11">本委員會召集人由學生事務長擔任，並於會議時擔任主席，委員包括教務長、教學資源中心主任、各學院教師代表各一人（由學生事務會議各院代表產生）、</text:span><text:a office:title="註冊課務組" xlink:href="http://webbuilder.scu.edu.tw/builder/index.php?web=195" office:target-frame-name="_blank" xlink:show="new"><text:span text:style-name="T12">註冊課務組</text:span></text:a><text:span text:style-name="T13">組長、</text:span><text:span text:style-name="T14">通識教育中心主任</text:span><text:span text:style-name="T15">、</text:span><text:span text:style-name="T16">德育中心主任</text:span><text:span text:style-name="T17">、</text:span><text:span text:style-name="T18">群育</text:span><text:span text:style-name="T19">暨美育</text:span><text:span text:style-name="T20">中心主任</text:span><text:span text:style-name="T21">、學生住宿</text:span><text:span text:style-name="T22">中心主任</text:span><text:span text:style-name="T23">及學生代表二名（由學生事務會議學生代表產生，兩校區各一名）。</text:span></text:p>
      <text:p text:style-name="P24">第三條<text:s text:c="2"/>本委員會職權：</text:p>
      <text:p text:style-name="P25"><text:s text:c="8"/>一、規劃全校服務學習發展方向</text:p>
      <text:p text:style-name="P26"><text:s text:c="8"/>二、提供通識中心、學系課程開設諮詢</text:p>
      <text:p text:style-name="P27"><text:s text:c="8"/>三、提供群育暨美育中心、德育中心方案辦理諮詢</text:p>
      <text:p text:style-name="P28"><text:s text:c="8"/>四、其他與全校服務學習相關事項</text:p>
      <text:p text:style-name="P29">第四條<text:s text:c="2"/>本委員會委員任期一年，但隨行政職位改變、學生事務會議代表改選而</text:p>
      <text:p text:style-name="P30"><text:s text:c="8"/>調整。</text:p>
      <text:p text:style-name="P31">第五條<text:s text:c="2"/>本委員會每學期召開一次會議，必要時得召開臨時會。</text:p>
      <text:p text:style-name="P32">第六條<text:s text:c="2"/>本辦法經行政會議通過，報請校長核定後發布施行，修正時亦同。</text:p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細明體" svg:font-family="細明體" style:font-family-generic="modern" style:font-pitch="fixed" svg:panose-1="2 2 5 9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新細明體" svg:font-family="新細明體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細明體" style:font-name-asian="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weight-complex="bold" fo:color="#000000" fo:hyphenate="false"/>
    </style:style>
    <style:style style:name="預設段落字型" style:display-name="預設段落字型" style:family="text"/>
    <style:style style:name="Default" style:display-name="Default" style:family="paragraph">
      <style:paragraph-properties fo:widows="0" fo:orphans="0" style:text-autospace="none"/>
      <style:text-properties style:font-name="標楷體" style:font-name-asian="標楷體" style:font-name-complex="標楷體" style:font-weight-complex="bold" fo:color="#000000" fo:font-size="12pt" style:font-size-asian="12pt" style:font-size-complex="12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頁首字元" style:display-name="頁首 字元" style:family="text">
      <style:text-properties style:font-weight-complex="bold" fo:color="#000000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頁尾字元" style:display-name="頁尾 字元" style:family="text">
      <style:text-properties style:font-weight-complex="bold" fo:color="#00000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827in" fo:margin-left="1.2479in" fo:margin-bottom="0.827in" fo:margin-right="1.2479in" style:num-format="1" style:writing-mode="lr-tb" style:layout-grid-mode="line" style:layout-grid-lines="40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學生事務處課外活動組葉美君</meta:initial-creator>
    <dc:creator>user</dc:creator>
    <meta:creation-date>2018-08-30T02:36:00Z</meta:creation-date>
    <dc:date>2018-08-30T02:36:00Z</dc:date>
    <meta:print-date>2014-04-11T07:57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95" meta:character-count="639" meta:row-count="4" meta:non-whitespace-character-count="545"/>
  </office:meta>
</office:document-meta>
</file>